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lassical Serif1" svg:font-family="'CMU Classical Serif'" style:font-adornments="Italic" style:font-family-generic="roman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venir Next Demi Bold" svg:font-family="'Avenir Next Demi Bold'" style:font-pitch="variable"/>
    <style:font-face style:name="Avenir Next Demi Bold1" svg:font-family="'Avenir Next Demi Bold'" style:font-adornments="Demi Bold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379bb2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52cm" svg:stroke-color="#48cae2" draw:marker-start-width="0.659cm" draw:marker-end-width="0.659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02cm" svg:stroke-color="#333333" draw:marker-start-width="0.508cm" draw:marker-end-width="0.508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06cm" svg:stroke-color="#333333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379bb2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7" style:family="graphic" style:parent-style-name="objectwithoutfill">
      <style:graphic-properties svg:stroke-width="0.018cm" svg:stroke-color="#99999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9" style:family="graphic" style:parent-style-name="objectwithoutfill">
      <style:graphic-properties draw:stroke="dash" draw:stroke-dash="Fine_20_Dashed" svg:stroke-width="0.051cm" svg:stroke-color="#00d8ff" draw:marker-start-width="0.303cm" draw:marker-end="Symmetric_20_Arrow" draw:marker-end-width="0.20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CMU Classical Serif" fo:font-style="italic" style:font-style-asian="italic" style:font-style-complex="italic"/>
    </style:style>
    <style:style style:name="P4" style:family="paragraph">
      <loext:graphic-properties draw:fill="none" draw:fill-color="#ffffff"/>
      <style:text-properties style:font-name="CMU Classical Seri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MU Classical Serif" fo:font-style="italic" style:font-style-asian="italic" style:font-style-complex="italic"/>
    </style:style>
    <style:style style:name="T2" style:family="text">
      <style:text-properties style:font-name="CMU Serif" fo:font-style="normal" style:font-style-asian="normal" style:font-style-complex="normal"/>
    </style:style>
    <style:style style:name="T3" style:family="text">
      <style:text-properties style:font-name="CMU Serif" fo:font-style="normal" style:font-name-asian="CMU Classical Serif1" style:font-style-asian="normal" style:font-name-complex="CMU Classical Serif1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8cm" svg:y1="1.143cm" svg:x2="5.08cm" svg:y2="4.953cm">
          <text:p/>
        </draw:line>
        <draw:line draw:style-name="gr1" draw:text-style-name="P1" draw:layer="layout" svg:x1="2.54cm" svg:y1="1.143cm" svg:x2="2.54cm" svg:y2="4.953cm">
          <text:p/>
        </draw:line>
        <draw:line draw:style-name="gr1" draw:text-style-name="P1" draw:layer="layout" svg:x1="6.35cm" svg:y1="1.143cm" svg:x2="6.35cm" svg:y2="4.953cm">
          <text:p/>
        </draw:line>
        <draw:line draw:style-name="gr1" draw:text-style-name="P1" draw:layer="layout" svg:x1="3.81cm" svg:y1="1.143cm" svg:x2="3.81cm" svg:y2="4.953cm">
          <text:p/>
        </draw:line>
        <draw:line draw:style-name="gr1" draw:text-style-name="P1" draw:layer="layout" svg:x1="10.16cm" svg:y1="1.143cm" svg:x2="10.16cm" svg:y2="4.953cm">
          <text:p/>
        </draw:line>
        <draw:line draw:style-name="gr1" draw:text-style-name="P1" draw:layer="layout" svg:x1="7.62cm" svg:y1="1.143cm" svg:x2="7.62cm" svg:y2="4.953cm">
          <text:p/>
        </draw:line>
        <draw:line draw:style-name="gr1" draw:text-style-name="P1" draw:layer="layout" svg:x1="11.43cm" svg:y1="1.143cm" svg:x2="11.43cm" svg:y2="4.953cm">
          <text:p/>
        </draw:line>
        <draw:line draw:style-name="gr1" draw:text-style-name="P1" draw:layer="layout" svg:x1="8.89cm" svg:y1="1.143cm" svg:x2="8.89cm" svg:y2="4.953cm">
          <text:p/>
        </draw:line>
        <draw:line draw:style-name="gr1" draw:text-style-name="P1" draw:layer="layout" svg:x1="15.24cm" svg:y1="1.143cm" svg:x2="15.24cm" svg:y2="4.953cm">
          <text:p/>
        </draw:line>
        <draw:line draw:style-name="gr1" draw:text-style-name="P1" draw:layer="layout" svg:x1="12.7cm" svg:y1="1.143cm" svg:x2="12.7cm" svg:y2="4.953cm">
          <text:p/>
        </draw:line>
        <draw:line draw:style-name="gr1" draw:text-style-name="P1" draw:layer="layout" svg:x1="16.51cm" svg:y1="1.143cm" svg:x2="16.51cm" svg:y2="4.953cm">
          <text:p/>
        </draw:line>
        <draw:line draw:style-name="gr1" draw:text-style-name="P1" draw:layer="layout" svg:x1="13.97cm" svg:y1="1.143cm" svg:x2="13.97cm" svg:y2="4.953cm">
          <text:p/>
        </draw:line>
        <draw:line draw:style-name="gr1" draw:text-style-name="P1" draw:layer="layout" svg:x1="20.32cm" svg:y1="1.143cm" svg:x2="20.32cm" svg:y2="4.953cm">
          <text:p/>
        </draw:line>
        <draw:line draw:style-name="gr1" draw:text-style-name="P1" draw:layer="layout" svg:x1="17.78cm" svg:y1="1.143cm" svg:x2="17.78cm" svg:y2="4.953cm">
          <text:p/>
        </draw:line>
        <draw:line draw:style-name="gr1" draw:text-style-name="P1" draw:layer="layout" svg:x1="19.05cm" svg:y1="1.143cm" svg:x2="19.05cm" svg:y2="4.953cm">
          <text:p/>
        </draw:line>
        <draw:path draw:style-name="gr2" draw:text-style-name="P1" draw:layer="layout" svg:width="11.532cm" svg:height="10.59cm" draw:transform="skewX (-0.440695636128568) rotate (0.462337718853298) translate (1.77799999319504cm 1.76850466753067cm)" svg:viewBox="0 0 11533 10591" svg:d="M0 0c5534 0-1016 6899 5856 7421s5581 3170 5581 3170">
          <text:p/>
        </draw:path>
        <draw:custom-shape draw:style-name="gr3" draw:text-style-name="P2" draw:layer="layout" svg:width="0.254cm" svg:height="0.254cm" svg:x="2.413cm" svg:y="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3.683cm" svg:y="1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4.953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6.223cm" svg:y="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7.493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8.763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10.033cm" svg:y="4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18.923cm" svg:y="2.82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2" draw:layer="layout" svg:width="0.254cm" svg:height="0.254cm" svg:x="17.653cm" svg:y="2.8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2" draw:layer="layout" svg:width="0.254cm" svg:height="0.254cm" svg:x="16.383cm" svg:y="3.05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2" draw:layer="layout" svg:width="0.254cm" svg:height="0.254cm" svg:x="15.113cm" svg:y="3.4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2" draw:layer="layout" svg:width="0.254cm" svg:height="0.254cm" svg:x="13.843cm" svg:y="3.95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2" draw:layer="layout" svg:width="0.254cm" svg:height="0.254cm" svg:x="12.573cm" svg:y="4.34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2" draw:layer="layout" svg:width="0.254cm" svg:height="0.254cm" svg:x="11.303cm" svg:y="4.69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2" draw:layer="layout" svg:width="0.254cm" svg:height="0.254cm" svg:x="20.193cm" svg:y="3.14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2" draw:layer="layout" svg:width="0.254cm" svg:height="0.254cm" svg:x="6.385cm" svg:y="6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8.925cm" svg:y="6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11.465cm" svg:y="6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0.254cm" svg:height="0.254cm" svg:x="14.005cm" svg:y="6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16.545cm" svg:y="6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19.085cm" svg:y="6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21.625cm" svg:y="6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6.386cm" svg:y="11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8.926cm" svg:y="11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11.466cm" svg:y="11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16.546cm" svg:y="11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19.086cm" svg:y="11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21.626cm" svg:y="11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6.386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8.926cm" svg:y="9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19.086cm" svg:y="9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21.626cm" svg:y="9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778cm" svg:height="1.001cm" svg:x="3.407cm" svg:y="6.414cm">
          <draw:text-box>
            <text:p><text:span text:style-name="T1">n</text:span><text:span text:style-name="T2">+1</text:span></text:p>
          </draw:text-box>
        </draw:frame>
        <draw:frame draw:style-name="gr6" draw:text-style-name="P3" draw:layer="layout" svg:width="1.778cm" svg:height="1.001cm" svg:x="3.407cm" svg:y="9.015cm">
          <draw:text-box>
            <text:p><text:span text:style-name="T1">n</text:span></text:p>
          </draw:text-box>
        </draw:frame>
        <draw:frame draw:style-name="gr6" draw:text-style-name="P3" draw:layer="layout" svg:width="1.778cm" svg:height="1.001cm" svg:x="3.407cm" svg:y="11.515cm">
          <draw:text-box>
            <text:p><text:span text:style-name="T1">n</text:span><text:span text:style-name="T2">–1</text:span></text:p>
          </draw:text-box>
        </draw:frame>
        <draw:frame draw:style-name="gr6" draw:text-style-name="P3" draw:layer="layout" svg:width="1.778cm" svg:height="1.001cm" svg:x="15.853cm" svg:y="12.987cm">
          <draw:text-box>
            <text:p><text:span text:style-name="T1">i</text:span><text:span text:style-name="T2">+1</text:span></text:p>
          </draw:text-box>
        </draw:frame>
        <draw:frame draw:style-name="gr6" draw:text-style-name="P3" draw:layer="layout" svg:width="1.778cm" svg:height="1.001cm" svg:x="18.453cm" svg:y="12.988cm">
          <draw:text-box>
            <text:p><text:span text:style-name="T1">i</text:span><text:span text:style-name="T2">+2</text:span></text:p>
          </draw:text-box>
        </draw:frame>
        <draw:frame draw:style-name="gr6" draw:text-style-name="P3" draw:layer="layout" svg:width="1.778cm" svg:height="1.001cm" svg:x="21.053cm" svg:y="12.988cm">
          <draw:text-box>
            <text:p><text:span text:style-name="T1">i</text:span><text:span text:style-name="T2">+3</text:span></text:p>
          </draw:text-box>
        </draw:frame>
        <draw:frame draw:style-name="gr6" draw:text-style-name="P3" draw:layer="layout" svg:width="1.778cm" svg:height="1.001cm" svg:x="10.953cm" svg:y="12.988cm">
          <draw:text-box>
            <text:p><text:span text:style-name="T1">i</text:span><text:span text:style-name="T2">–1</text:span></text:p>
          </draw:text-box>
        </draw:frame>
        <draw:frame draw:style-name="gr6" draw:text-style-name="P3" draw:layer="layout" svg:width="1.778cm" svg:height="1.001cm" svg:x="8.453cm" svg:y="12.989cm">
          <draw:text-box>
            <text:p><text:span text:style-name="T1">i</text:span><text:span text:style-name="T2">–2</text:span></text:p>
          </draw:text-box>
        </draw:frame>
        <draw:frame draw:style-name="gr6" draw:text-style-name="P3" draw:layer="layout" svg:width="1.778cm" svg:height="1.001cm" svg:x="5.853cm" svg:y="12.99cm">
          <draw:text-box>
            <text:p><text:span text:style-name="T1">i</text:span><text:span text:style-name="T2">–3</text:span></text:p>
          </draw:text-box>
        </draw:frame>
        <draw:frame draw:style-name="gr6" draw:text-style-name="P3" draw:layer="layout" svg:width="1.778cm" svg:height="1.001cm" svg:x="13.753cm" svg:y="12.99cm">
          <draw:text-box>
            <text:p><text:span text:style-name="T1">i</text:span></text:p>
          </draw:text-box>
        </draw:frame>
        <draw:line draw:style-name="gr7" draw:text-style-name="P1" draw:layer="layout" svg:x1="7.725cm" svg:y1="5.606cm" svg:x2="7.725cm" svg:y2="13.226cm">
          <text:p/>
        </draw:line>
        <draw:line draw:style-name="gr7" draw:text-style-name="P1" draw:layer="layout" svg:x1="10.325cm" svg:y1="5.606cm" svg:x2="10.325cm" svg:y2="13.226cm">
          <text:p/>
        </draw:line>
        <draw:line draw:style-name="gr7" draw:text-style-name="P1" draw:layer="layout" svg:x1="12.925cm" svg:y1="5.606cm" svg:x2="12.925cm" svg:y2="13.226cm">
          <text:p/>
        </draw:line>
        <draw:line draw:style-name="gr7" draw:text-style-name="P1" draw:layer="layout" svg:x1="15.425cm" svg:y1="5.606cm" svg:x2="15.425cm" svg:y2="13.226cm">
          <text:p/>
        </draw:line>
        <draw:line draw:style-name="gr7" draw:text-style-name="P1" draw:layer="layout" svg:x1="17.925cm" svg:y1="5.606cm" svg:x2="17.925cm" svg:y2="13.226cm">
          <text:p/>
        </draw:line>
        <draw:line draw:style-name="gr7" draw:text-style-name="P1" draw:layer="layout" svg:x1="20.525cm" svg:y1="5.606cm" svg:x2="20.525cm" svg:y2="13.226cm">
          <text:p/>
        </draw:line>
        <draw:line draw:style-name="gr7" draw:text-style-name="P1" draw:layer="layout" svg:x1="22.865cm" svg:y1="8.146cm" svg:x2="5.085cm" svg:y2="8.146cm">
          <text:p/>
        </draw:line>
        <draw:line draw:style-name="gr7" draw:text-style-name="P1" draw:layer="layout" svg:x1="22.866cm" svg:y1="10.846cm" svg:x2="5.086cm" svg:y2="10.846cm">
          <text:p/>
        </draw:line>
        <draw:frame draw:style-name="gr8" draw:text-style-name="P3" draw:layer="layout" svg:width="1.778cm" svg:height="1.751cm" svg:x="1.907cm" svg:y="9.016cm">
          <draw:text-box>
            <text:p><text:span text:style-name="T3">↑</text:span></text:p>
            <text:p><text:span text:style-name="T1">t</text:span></text:p>
          </draw:text-box>
        </draw:frame>
        <draw:frame draw:style-name="gr6" draw:text-style-name="P4" draw:layer="layout" svg:width="1.778cm" svg:height="1.001cm" svg:x="13.753cm" svg:y="14.591cm">
          <draw:text-box>
            <text:p><text:span text:style-name="T1">x </text:span><text:span text:style-name="T2">→</text:span></text:p>
          </draw:text-box>
        </draw:frame>
        <draw:connector draw:style-name="gr9" draw:text-style-name="P1" draw:layer="layout" draw:type="line" svg:x1="11.683cm" svg:y1="9.454cm" svg:x2="14.042cm" svg:y2="7.095cm" draw:start-shape="id1" draw:start-glue-point="11" draw:end-shape="id2" draw:end-glue-point="7" svg:d="M11683 9454l2359-2359" svg:viewBox="0 0 2360 2360">
          <text:p/>
        </draw:connector>
        <draw:connector draw:style-name="gr9" draw:text-style-name="P1" draw:layer="layout" draw:type="line" svg:x1="16.583cm" svg:y1="9.454cm" svg:x2="14.222cm" svg:y2="7.095cm" draw:start-shape="id3" draw:start-glue-point="5" draw:end-shape="id2" draw:end-glue-point="9" svg:d="M16583 9454l-2361-2359" svg:viewBox="0 0 2362 2360">
          <text:p/>
        </draw:connector>
        <draw:connector draw:style-name="gr9" draw:text-style-name="P1" draw:layer="layout" draw:type="line" svg:x1="14.133cm" svg:y1="11.958cm" svg:x2="14.132cm" svg:y2="7.132cm" draw:start-shape="id4" draw:start-glue-point="4" draw:end-shape="id2" draw:end-glue-point="8" svg:d="M14133 11958l-1-4826" svg:viewBox="0 0 2 4827">
          <text:p/>
        </draw:connector>
        <draw:custom-shape draw:style-name="gr4" draw:text-style-name="P2" xml:id="id4" draw:id="id4" draw:layer="layout" svg:width="0.254cm" svg:height="0.254cm" svg:x="14.006cm" svg:y="11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0.254cm" svg:height="0.254cm" svg:x="11.466cm" svg:y="9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14.006cm" svg:y="9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0.254cm" svg:height="0.254cm" svg:x="16.546cm" svg:y="9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lassical Serif1" svg:font-family="'CMU Classical Serif'" style:font-adornments="Italic" style:font-family-generic="roman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venir Next Demi Bold" svg:font-family="'Avenir Next Demi Bold'" style:font-pitch="variable"/>
    <style:font-face style:name="Avenir Next Demi Bold1" svg:font-family="'Avenir Next Demi Bold'" style:font-adornments="Demi Bold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1:08:25.661761075</meta:creation-date>
    <dc:date>2016-09-09T16:19:56.286861412</dc:date>
    <meta:editing-duration>PT3H38M24S</meta:editing-duration>
    <meta:editing-cycles>7</meta:editing-cycles>
    <meta:generator>LibreOffice/5.1.5.2$Linux_X86_64 LibreOffice_project/10m0$Build-2</meta:generator>
    <meta:document-statistic meta:object-count="75"/>
  </office:meta>
</office:document-meta>
</file>